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FreeSans1" svg:font-family="FreeSans" style:font-family-generic="swiss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1c1c1c" style:font-name="Caladea" fo:font-size="11pt" fo:language="ca" fo:country="ES" officeooo:rsid="000c34de" officeooo:paragraph-rsid="000c34de" style:font-size-asian="11pt" style:font-size-complex="11pt"/>
    </style:style>
    <style:style style:name="P2" style:family="paragraph" style:parent-style-name="Standard">
      <style:text-properties fo:color="#1c1c1c" style:font-name="Caladea" fo:font-size="11pt" fo:language="ca" fo:country="ES" fo:font-weight="bold" officeooo:rsid="000c34de" officeooo:paragraph-rsid="000c34de" style:font-size-asian="11pt" style:font-weight-asian="bold" style:font-size-complex="11pt" style:font-weight-complex="bold"/>
    </style:style>
    <style:style style:name="P3" style:family="paragraph" style:parent-style-name="Standard">
      <style:text-properties fo:color="#1c1c1c" style:font-name="Caladea" fo:font-size="11pt" fo:language="ca" fo:country="ES" fo:font-weight="normal" officeooo:rsid="000c34de" officeooo:paragraph-rsid="000c34de" style:font-size-asian="11pt" style:font-weight-asian="normal" style:font-size-complex="11pt" style:font-weight-complex="normal"/>
    </style:style>
    <style:style style:name="P4" style:family="paragraph" style:parent-style-name="Standard" style:list-style-name="L2">
      <style:paragraph-properties fo:text-align="justify" style:justify-single-word="false"/>
      <style:text-properties fo:color="#1c1c1c" style:font-name="Caladea" fo:font-size="11pt" fo:language="ca" fo:country="ES" fo:font-weight="normal" officeooo:rsid="000c34de" officeooo:paragraph-rsid="000d168c" style:font-size-asian="11pt" style:font-weight-asian="normal" style:font-size-complex="11pt" style:font-weight-complex="normal"/>
    </style:style>
    <style:style style:name="P5" style:family="paragraph" style:parent-style-name="Standard" style:list-style-name="L1">
      <style:text-properties fo:color="#1c1c1c" style:font-name="Caladea" fo:font-size="11pt" fo:language="ca" fo:country="ES" fo:font-weight="normal" officeooo:rsid="000d168c" officeooo:paragraph-rsid="000d168c" style:font-size-asian="11pt" style:font-weight-asian="normal" style:font-size-complex="11pt" style:font-weight-complex="normal"/>
    </style:style>
    <style:style style:name="P6" style:family="paragraph" style:parent-style-name="Standard" style:list-style-name="L2">
      <style:paragraph-properties fo:text-align="justify" style:justify-single-word="false"/>
      <style:text-properties fo:color="#1c1c1c" style:font-name="Caladea" fo:font-size="11pt" fo:language="ca" fo:country="ES" fo:font-weight="normal" officeooo:rsid="000d168c" officeooo:paragraph-rsid="000d168c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fo:color="#1c1c1c" style:font-name="Caladea" fo:font-size="11pt" fo:language="ca" fo:country="ES" fo:font-weight="normal" officeooo:rsid="000c34de" officeooo:paragraph-rsid="000c34de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color="#1c1c1c" style:font-name="Caladea" fo:font-size="11pt" fo:language="ca" fo:country="ES" fo:font-weight="normal" officeooo:rsid="000c34de" officeooo:paragraph-rsid="000c34de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color="#1c1c1c" style:font-name="Caladea" fo:font-size="11pt" fo:language="ca" fo:country="ES" fo:font-weight="normal" officeooo:rsid="000c34de" officeooo:paragraph-rsid="000d168c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color="#1c1c1c" style:font-name="Caladea" fo:font-size="11pt" fo:language="ca" fo:country="ES" fo:font-weight="normal" officeooo:rsid="000c34de" officeooo:paragraph-rsid="000c34de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color="#1c1c1c" style:font-name="Caladea" fo:font-size="11pt" fo:language="ca" fo:country="ES" fo:font-weight="normal" officeooo:rsid="000c34de" officeooo:paragraph-rsid="000c3d27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color="#1c1c1c" style:font-name="Caladea" fo:font-size="11pt" fo:language="ca" fo:country="ES" fo:font-weight="normal" officeooo:rsid="000c3d27" officeooo:paragraph-rsid="000c3d27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1c1c1c" style:font-name="Caladea" fo:font-size="11pt" fo:language="ca" fo:country="ES" fo:font-weight="normal" officeooo:rsid="000c3d27" officeooo:paragraph-rsid="000c3d27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color="#1c1c1c" style:font-name="Caladea" fo:font-size="11pt" fo:language="ca" fo:country="ES" fo:font-weight="normal" officeooo:rsid="000c34de" officeooo:paragraph-rsid="000c34de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color="#1c1c1c" style:font-name="Caladea" fo:font-size="11pt" fo:language="ca" fo:country="ES" fo:font-weight="normal" officeooo:rsid="000eaeed" officeooo:paragraph-rsid="000eaeed" style:font-size-asian="11pt" style:font-weight-asian="normal" style:font-size-complex="11pt" style:font-weight-complex="normal"/>
    </style:style>
    <style:style style:name="P16" style:family="paragraph" style:parent-style-name="Heading_20_1">
      <style:text-properties fo:font-variant="normal" fo:text-transform="none" fo:color="#1c1c1c" style:font-name="Caladea" fo:font-size="11pt" fo:letter-spacing="normal" fo:language="ca" fo:country="ES" fo:font-style="normal" fo:font-weight="bold" style:font-size-asian="11pt" style:font-size-complex="11pt"/>
    </style:style>
    <style:style style:name="T1" style:family="text">
      <style:text-properties officeooo:rsid="000c3d27"/>
    </style:style>
    <style:style style:name="T2" style:family="text">
      <style:text-properties officeooo:rsid="000d168c"/>
    </style:style>
    <style:style style:name="T3" style:family="text">
      <style:text-properties officeooo:rsid="000f7c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Pràctica de PRO2</text:h>
      <text:p text:style-name="P1">Arnau Taberner Guich <text:tab/><text:tab/>arnau.taberner</text:p>
      <text:p text:style-name="P1">Raúl Villalba Almeira<text:tab/><text:tab/>raul.villalba.almeira</text:p>
      <text:p text:style-name="P1"/>
      <text:p text:style-name="P2">Repartició de les tasques:</text:p>
      <text:p text:style-name="P2"/>
      <text:p text:style-name="P3">Arnau Taberner</text:p>
      <text:p text:style-name="P8">Implementació de la Classe Temps, he creat la classe pensant en com seria una classe genèrica de temps com el ctime del c++ tot i que més tard me n'he adonat de que no feia falta convertir els strings que arriben de Comanda a int si no que es podia comparar una hora o data (invertida) directament amb strin<text:span text:style-name="T1">g</text:span>s. Això m'ha fet crear unes funciones addicionals per tal de poder tractar les dates com la de 'copiar_hora' i 'copiar_data' que copia la hora o la data del paràmetre explícit al paràmetre implícit.</text:p>
      <text:p text:style-name="P9">També he creat la funció expressió de la classe Tasca.</text:p>
      <text:list xml:id="list3896670536960046519" text:style-name="L2">
        <text:list-item>
          <text:p text:style-name="P4"><text:span text:style-name="T2">jp_arnau.taberner_entrada.txt</text:span></text:p>
        </text:list-item>
        <text:list-item>
          <text:p text:style-name="P6">jp_arnau.taberner_sortida.txt</text:p>
        </text:list-item>
      </text:list>
      <text:p text:style-name="P7"/>
      <text:p text:style-name="P10">Raúl Villalba Almeira</text:p>
      <text:p text:style-name="P8">Implementació de la Classe Tasca, <text:span text:style-name="T1">vist que ja teníem la classe Temps tan sols feia falta contindre el títol i la/es etiquetes en un lloc. A l'hora d'escriure la Tasca sencera amb una consulta, volíem que les etiquetes quedessin ordenades, per tal d'obtindre un temps logarítmic he fet servir un map&lt;string,bool&gt;.</text:span></text:p>
      <text:list xml:id="list4986310218985450442" text:style-name="L1">
        <text:list-item>
          <text:p text:style-name="P5">jp_raul.villalba.almeira_entrada.txt</text:p>
        </text:list-item>
        <text:list-item>
          <text:p text:style-name="P5">jp_raul.villalba.almeira_sortida.txt</text:p>
        </text:list-item>
      </text:list>
      <text:p text:style-name="P11"/>
      <text:p text:style-name="P12">Treball en comú:</text:p>
      <text:p text:style-name="P13"><text:tab/>Donat que els horaris ens coincidien hem pogut quedar sovint per implementar la classe <text:tab/>Agenda l'especificació d'aquesta, el programa principal, <text:span text:style-name="T2">el Makefile i el Doxygen.</text:span></text:p>
      <text:p text:style-name="P15">Hem pogut cooperar per controlar tots els casos i excepcions que requereix la classe Agenda i el programa princip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FreeSans1" svg:font-family="FreeSans" style:font-family-generic="swiss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2T09:56:10.932665100</meta:creation-date>
    <dc:date>2015-05-22T10:54:51.028760959</dc:date>
    <meta:editing-duration>PT22M16S</meta:editing-duration>
    <meta:editing-cycles>4</meta:editing-cycles>
    <meta:generator>LibreOffice/4.4.1.2$Linux_X86_64 LibreOffice_project/45e2de17089c24a1fa810c8f975a7171ba4cd432</meta:generator>
    <meta:document-statistic meta:table-count="0" meta:image-count="0" meta:object-count="0" meta:page-count="1" meta:paragraph-count="16" meta:word-count="228" meta:character-count="1467" meta:non-whitespace-character-count="1254"/>
  </office:meta>
</office:document-meta>
</file>